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903in" table:align="margins" style:may-break-between-rows="false"/>
    </style:style>
    <style:style style:name="Table1.A" style:family="table-column">
      <style:table-column-properties style:column-width="1.9576in" style:rel-column-width="11464*"/>
    </style:style>
    <style:style style:name="Table1.B" style:family="table-column">
      <style:table-column-properties style:column-width="0.6458in" style:rel-column-width="3782*"/>
    </style:style>
    <style:style style:name="Table1.C" style:family="table-column">
      <style:table-column-properties style:column-width="1.3965in" style:rel-column-width="8178*"/>
    </style:style>
    <style:style style:name="Table1.D" style:family="table-column">
      <style:table-column-properties style:column-width="2.8118in" style:rel-column-width="16467*"/>
    </style:style>
    <style:style style:name="Table1.E" style:family="table-column">
      <style:table-column-properties style:column-width="4.3785in" style:rel-column-width="25644*"/>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P1" style:family="paragraph" style:parent-style-name="Header">
      <style:text-properties fo:color="#ff3333" style:font-name="Karla" fo:font-size="10.5pt" fo:font-weight="bold" style:font-size-asian="10.5pt" style:font-weight-asian="bold" style:font-size-complex="10.5pt" style:font-weight-complex="bold"/>
    </style:style>
    <style:style style:name="P2" style:family="paragraph" style:parent-style-name="Header">
      <style:text-properties fo:color="#ff3333" style:font-name="Karla" fo:font-size="10.5pt" fo:font-weight="normal" style:font-size-asian="10.5pt" style:font-weight-asian="normal" style:font-size-complex="10.5pt" style:font-weight-complex="normal"/>
    </style:style>
    <style:style style:name="P3" style:family="paragraph" style:parent-style-name="Standard">
      <style:text-properties style:font-name="Karla" fo:font-size="10pt" style:font-size-asian="10pt" style:font-size-complex="10pt"/>
    </style:style>
    <style:style style:name="P4" style:family="paragraph" style:parent-style-name="Table_20_Heading">
      <style:paragraph-properties fo:text-align="center" style:justify-single-word="false"/>
      <style:text-properties fo:color="#0084d1" style:font-name="Karla" fo:font-size="10pt" style:font-size-asian="10pt" style:font-size-complex="10pt"/>
    </style:style>
    <style:style style:name="P5" style:family="paragraph" style:parent-style-name="Table_20_Contents">
      <style:text-properties style:font-name="Karla" fo:font-size="10pt" style:font-size-asian="10pt" style:font-size-complex="10pt"/>
    </style:style>
    <style:style style:name="P6" style:family="paragraph" style:parent-style-name="Table_20_Contents">
      <style:paragraph-properties fo:text-align="justify" style:justify-single-word="false"/>
      <style:text-properties style:font-name="Karla" fo:font-size="10pt" style:font-size-asian="10pt" style:font-size-complex="10pt"/>
    </style:style>
    <style:style style:name="P7" style:family="paragraph" style:parent-style-name="Table_20_Contents">
      <style:paragraph-properties fo:text-align="start" style:justify-single-word="false"/>
      <style:text-properties style:font-name="Karla"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Function Name</text:p>
            </table:table-cell>
            <table:table-cell table:style-name="Table1.A1" office:value-type="string">
              <text:p text:style-name="P4">Method</text:p>
            </table:table-cell>
            <table:table-cell table:style-name="Table1.A1" office:value-type="string">
              <text:p text:style-name="P4">Parameters</text:p>
            </table:table-cell>
            <table:table-cell table:style-name="Table1.A1" office:value-type="string">
              <text:p text:style-name="P4">Description</text:p>
            </table:table-cell>
            <table:table-cell table:style-name="Table1.E1" office:value-type="string">
              <text:p text:style-name="P4">Response</text:p>
            </table:table-cell>
          </table:table-row>
        </table:table-header-rows>
        <table:table-row>
          <table:table-cell table:style-name="Table1.A2" office:value-type="string">
            <text:p text:style-name="P5">postEducationList</text:p>
          </table:table-cell>
          <table:table-cell table:style-name="Table1.A2" office:value-type="string">
            <text:p text:style-name="P5">POST </text:p>
          </table:table-cell>
          <table:table-cell table:style-name="Table1.A2" office:value-type="string">
            <text:p text:style-name="P5">_token*</text:p>
          </table:table-cell>
          <table:table-cell table:style-name="Table1.A2" office:value-type="string">
            <text:p text:style-name="P6">This function is used to get list of Education details of current logged in user. In this function, we will pass different parameters for complete process.</text:p>
            <text:p text:style-name="P6">This function first checks validation of token. If token is not valid or expired then this function will returns invalid token response in json format.</text:p>
            <text:p text:style-name="P6">If token is valid then this function will returns list of education details of user in json format as success response.</text:p>
          </table:table-cell>
          <table:table-cell table:style-name="Table1.E2" office:value-type="string">
            <text:p text:style-name="P7">Invalid Token Response:</text:p>
            <text:p text:style-name="P7">{<text:line-break/> <text:s/>"process_status": false,<text:line-break/> <text:s/>"error_reason": "InvalidToken",<text:line-break/> <text:s/>"error_messages": "You must provide a token.",<text:line-break/> <text:s/>"response_data": []<text:line-break/>}</text:p>
            <text:p text:style-name="P7">--------------------------------------------------------------------------------------</text:p>
            <text:p text:style-name="P7">Success Response:</text:p>
            <text:p text:style-name="P7">{</text:p>
            <text:p text:style-name="P7"><text:s text:c="2"/>"process_status": true,</text:p>
            <text:p text:style-name="P7"><text:s text:c="2"/>"error_reason": "",</text:p>
            <text:p text:style-name="P7"><text:s text:c="2"/>"error_messages": "",</text:p>
            <text:p text:style-name="P7"><text:s text:c="2"/>"response_data": {</text:p>
            <text:p text:style-name="P7"><text:s text:c="4"/>"education_list": [</text:p>
            <text:p text:style-name="P7"><text:s text:c="6"/>{</text:p>
            <text:p text:style-name="P7"><text:s text:c="8"/>"ID": 1,</text:p>
            <text:p text:style-name="P7"><text:s text:c="8"/>"DegreeName": "Bachlor Of Engineering - IT",</text:p>
            <text:p text:style-name="P7"><text:s text:c="8"/>"CollegeName": "Oxford College",</text:p>
            <text:p text:style-name="P7"><text:s text:c="8"/>"PassoutYear": 2000,</text:p>
            <text:p text:style-name="P7"><text:s text:c="8"/>"PassClass": "A+",</text:p>
            <text:p text:style-name="P7"><text:s text:c="8"/>"Percentage": "0.00"</text:p>
            <text:p text:style-name="P7"><text:s text:c="6"/>}</text:p>
            <text:p text:style-name="P7"><text:s text:c="6"/>....</text:p>
            <text:p text:style-name="P7"><text:s text:c="4"/>]</text:p>
            <text:p text:style-name="P7"><text:s text:c="2"/>}</text:p>
            <text:p text:style-name="P7">}</text:p>
          </table:table-cell>
        </table:table-row>
        <table:table-row>
          <table:table-cell table:style-name="Table1.A2" office:value-type="string">
            <text:p text:style-name="P5">postAddEducationDetails</text:p>
          </table:table-cell>
          <table:table-cell table:style-name="Table1.A2" office:value-type="string">
            <text:p text:style-name="P5">POST </text:p>
          </table:table-cell>
          <table:table-cell table:style-name="Table1.A2" office:value-type="string">
            <text:p text:style-name="P5">_token*</text:p>
            <text:p text:style-name="P5">degree_name*</text:p>
            <text:p text:style-name="P5">college_name*</text:p>
            <text:p text:style-name="P5">pass_year</text:p>
            <text:p text:style-name="P5">pass_class</text:p>
            <text:p text:style-name="P5">percentage</text:p>
          </table:table-cell>
          <table:table-cell table:style-name="Table1.A2" office:value-type="string">
            <text:p text:style-name="P6">This function is used to insert education details of current logged in user in database. In this function, we will pass different parameters for complete process.</text:p>
            <text:p text:style-name="P6">This function first checks the token validation. If token is not valid or expired then this function will returns invalid token response in json format.</text:p>
            <text:p text:style-name="P6">If token is valid then this function will checks passed parameters validation. If any of parameters is not valid then this function will returns invalid data response in json format.</text:p>
            <text:p text:style-name="P6">If data is valid then this function will create new record in database with all details and then returns success response in json format.</text:p>
          </table:table-cell>
          <table:table-cell table:style-name="Table1.E2" office:value-type="string">
            <text:p text:style-name="P7">Invalid Token Response:</text:p>
            <text:p text:style-name="P7">{<text:line-break/> <text:s/>"process_status": false,<text:line-break/> <text:s/>"error_reason": "InvalidToken",<text:line-break/> <text:s/>"error_messages": "You must provide a token.",<text:line-break/> <text:s/>"response_data": []<text:line-break/>}</text:p>
            <text:p text:style-name="P7">--------------------------------------------------------------------------------------</text:p>
            <text:p text:style-name="P7">Invalid Data Response:</text:p>
            <text:p text:style-name="P7">{<text:line-break/> <text:s/>"process_status": false,<text:line-break/> <text:s/>"error_reason": "InvalidData",<text:line-break/> <text:s/>"error_messages": {<text:line-break/> <text:s text:c="3"/>"degree_name": "Degree Name is required field.",<text:line-break/> <text:s text:c="3"/>"college_name": "College Name is required field."<text:line-break/> <text:s/>},<text:line-break/> <text:s/>"response_data": []<text:line-break/>}</text:p>
            <text:p text:style-name="P7">--------------------------------------------------------------------------------------</text:p>
            <text:p text:style-name="P7">Success Response: </text:p>
            <text:p text:style-name="P7">{<text:line-break/> <text:s/>"process_status": true,<text:line-break/> <text:s/>"error_reason": "",<text:line-break/> <text:s/>"error_messages": "",<text:line-break/> <text:s/>"response_data": []<text:line-break/>}</text:p>
          </table:table-cell>
        </table:table-row>
        <table:table-row>
          <table:table-cell table:style-name="Table1.A2" office:value-type="string">
            <text:p text:style-name="P5">postEditEducationDetails</text:p>
          </table:table-cell>
          <table:table-cell table:style-name="Table1.A2" office:value-type="string">
            <text:p text:style-name="P5">POST </text:p>
          </table:table-cell>
          <table:table-cell table:style-name="Table1.A2" office:value-type="string">
            <text:p text:style-name="P5">_token*</text:p>
            <text:p text:style-name="P5">record_id*</text:p>
          </table:table-cell>
          <table:table-cell table:style-name="Table1.A2" office:value-type="string">
            <text:p text:style-name="P6">This function is used to get details of education record of current logged in user. In this function, we will pass different parameters for complete process.</text:p>
            <text:p text:style-name="P6">This function first checks validation of token. If token is not valid or expired then this function will returns invalid token response in json format.</text:p>
            <text:p text:style-name="P6">If token is valid then this function will checks validation of passed data. If any of passed parameters is not valid then this function will returns Invalid Data response in json format.</text:p>
            <text:p text:style-name="P6">If record id is valid then this function will returns all details of record in json format as success response.</text:p>
          </table:table-cell>
          <table:table-cell table:style-name="Table1.E2" office:value-type="string">
            <text:p text:style-name="P7">Invalid Token Response:</text:p>
            <text:p text:style-name="P7">{<text:line-break/> <text:s/>"process_status": false,<text:line-break/> <text:s/>"error_reason": "InvalidToken",<text:line-break/> <text:s/>"error_messages": "You must provide a token.",<text:line-break/> <text:s/>"response_data": []<text:line-break/>}</text:p>
            <text:p text:style-name="P7">--------------------------------------------------------------------------------------</text:p>
            <text:p text:style-name="P7">Invalid Data Response:</text:p>
            <text:p text:style-name="P7">{<text:line-break/> <text:s/>"process_status": false,<text:line-break/> <text:s/>"error_reason": "InvalidData",<text:line-break/> <text:s/>"error_messages": {<text:line-break/> <text:s text:c="3"/>"record_id": "Id which you passed in rquest is not valid. Please try agian."<text:line-break/> <text:s/>},<text:line-break/> <text:s/>"response_data": []<text:line-break/><text:soft-page-break/>}</text:p>
            <text:p text:style-name="P7">--------------------------------------------------------------------------------------</text:p>
            <text:p text:style-name="P7">Success Response:</text:p>
            <text:p text:style-name="P7">{<text:line-break/> <text:s/>"process_status": true,<text:line-break/> <text:s/>"error_reason": "",<text:line-break/> <text:s/>"error_messages": "",<text:line-break/> <text:s/>"response_data": {<text:line-break/> <text:s text:c="3"/>"education_details": {<text:line-break/> <text:s text:c="5"/>"ID": 2,<text:line-break/> <text:s text:c="5"/>"DegreeName": "Master Of Engineering - IT",<text:line-break/> <text:s text:c="5"/>"CollegeName": "MIT",<text:line-break/> <text:s text:c="5"/>"PassoutYear": 2002,<text:line-break/> <text:s text:c="5"/>"PassClass": "A-",<text:line-break/> <text:s text:c="5"/>"Percentage": "0.00"<text:line-break/> <text:s text:c="3"/>}<text:line-break/> <text:s/>}<text:line-break/>}</text:p>
          </table:table-cell>
        </table:table-row>
        <table:table-row>
          <table:table-cell table:style-name="Table1.A2" office:value-type="string">
            <text:p text:style-name="P5">postUpdateEducationDetails</text:p>
          </table:table-cell>
          <table:table-cell table:style-name="Table1.A2" office:value-type="string">
            <text:p text:style-name="P5">POST </text:p>
          </table:table-cell>
          <table:table-cell table:style-name="Table1.A2" office:value-type="string">
            <text:p text:style-name="P5">_token*</text:p>
            <text:p text:style-name="P5">record_id</text:p>
            <text:p text:style-name="P5">degree_name*</text:p>
            <text:p text:style-name="P5">college_name*</text:p>
            <text:p text:style-name="P5">pass_year</text:p>
            <text:p text:style-name="P5">pass_class</text:p>
            <text:p text:style-name="P5">percentage</text:p>
          </table:table-cell>
          <table:table-cell table:style-name="Table1.A2" office:value-type="string">
            <text:p text:style-name="P6"/>
          </table:table-cell>
          <table:table-cell table:style-name="Table1.E2" office:value-type="string">
            <text:p text:style-name="P7">Invalid Token Response:</text:p>
            <text:p text:style-name="P7">{<text:line-break/> <text:s/>"process_status": false,<text:line-break/> <text:s/>"error_reason": "InvalidToken",<text:line-break/> <text:s/>"error_messages": "You must provide a valid token.",<text:line-break/> <text:s/>"response_data": []<text:line-break/>}</text:p>
            <text:p text:style-name="P7">--------------------------------------------------------------------------------------</text:p>
            <text:p text:style-name="P7">Invalid Data Response:</text:p>
            <text:p text:style-name="P7">{<text:line-break/> <text:s/>"process_status": false,<text:line-break/> <text:s/>"error_reason": "InvalidData",<text:line-break/> <text:s/>"error_messages": {<text:line-break/> <text:s text:c="3"/>"degree_name": "Degree Name is required field.",<text:line-break/> <text:s text:c="3"/>"college_name": "College Name is required field."<text:line-break/> <text:s/>},<text:line-break/> <text:s/>"response_data": []<text:line-break/>}</text:p>
            <text:p text:style-name="P7">--------------------------------------------------------------------------------------</text:p>
            <text:p text:style-name="P7">Success Response:</text:p>
            <text:p text:style-name="P7">{<text:line-break/> <text:s/>"process_status": true,<text:line-break/> <text:s/>"error_reason": "",<text:line-break/> <text:s/>"error_messages": "",<text:line-break/> <text:s/>"response_data": []<text:line-break/>}</text:p>
          </table:table-cell>
        </table:table-row>
        <table:table-row>
          <table:table-cell table:style-name="Table1.A2" office:value-type="string">
            <text:p text:style-name="P5">postDeleteEducationDetails</text:p>
          </table:table-cell>
          <table:table-cell table:style-name="Table1.A2" office:value-type="string">
            <text:p text:style-name="P5">POST </text:p>
          </table:table-cell>
          <table:table-cell table:style-name="Table1.A2" office:value-type="string">
            <text:p text:style-name="P5">_token*</text:p>
            <text:p text:style-name="P5">record_id*</text:p>
          </table:table-cell>
          <table:table-cell table:style-name="Table1.A2" office:value-type="string">
            <text:p text:style-name="P6"/>
          </table:table-cell>
          <table:table-cell table:style-name="Table1.E2" office:value-type="string">
            <text:p text:style-name="P7">Invalid Token Response:</text:p>
            <text:p text:style-name="P7">{<text:line-break/> <text:s/>"process_status": false,<text:line-break/> <text:s/>"error_reason": "InvalidToken",<text:line-break/> <text:s/>"error_messages": "You must provide a token.",<text:line-break/> <text:s/>"response_data": []<text:line-break/>}</text:p>
            <text:p text:style-name="P7">--------------------------------------------------------------------------------------</text:p>
            <text:p text:style-name="P7">Invalid Data Response:</text:p>
            <text:p text:style-name="P7">{<text:line-break/> <text:s/>"process_status": false,<text:line-break/> <text:s/>"error_reason": "InvalidData",<text:line-break/> <text:s/>"error_messages": {<text:line-break/> <text:s text:c="3"/>"record_id": "Id which you passed in rquest is not valid. Please try agian."<text:line-break/> <text:s/>},<text:line-break/> <text:s/>"response_data": []<text:line-break/>}</text:p>
            <text:p text:style-name="P7">--------------------------------------------------------------------------------------</text:p>
            <text:p text:style-name="P7">Success Response:</text:p>
            <text:p text:style-name="P7">{<text:line-break/> <text:s/>"process_status": true,<text:line-break/> <text:s/>"error_reason": "",<text:line-break/> <text:s/>"error_messages": "",<text:line-break/> <text:s/>"response_data": []<text:line-break/>}</text:p>
          </table:table-cell>
        </table:table-row>
        <text:soft-page-break/>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5953in" style:type="center"/>
          <style:tab-stop style:position="11.19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3333" style:font-name="Karla" fo:font-size="10.5pt" fo:font-weight="bold" style:font-size-asian="10.5pt" style:font-weight-asian="bold" style:font-size-complex="10.5pt" style:font-weight-complex="bold"/>
    </style:style>
    <style:style style:name="MP2" style:family="paragraph" style:parent-style-name="Header">
      <style:text-properties fo:color="#ff3333" style:font-name="Karla" fo:font-size="10.5pt" fo:font-weight="normal" style:font-size-asian="10.5pt" style:font-weight-asian="normal" style:font-size-complex="10.5pt" style:font-weight-complex="normal"/>
    </style:style>
    <style:style style:name="MT1" style:family="text"/>
    <style:page-layout style:name="Mpm1">
      <style:page-layout-properties fo:page-width="11.6902in" fo:page-height="16.5402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RL for call webservice is : <text:s/><text:a xlink:type="simple" xlink:href="http://www.incantera.com/myeducationapi/v1/" text:style-name="Internet_20_link" text:visited-style-name="Visited_20_Internet_20_Link">http://www.incantera.com/myeducationapi/v1/</text:a>{functionname}</text:p>
        <text:p text:style-name="MP2">Note: Parameters with * are required to pass for complete proc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3T19:28:42.61</meta:creation-date>
    <meta:editing-duration>PT5H55M20S</meta:editing-duration>
    <meta:editing-cycles>7</meta:editing-cycles>
    <meta:generator>OpenOffice/4.1.3$Win32 OpenOffice.org_project/413m1$Build-9783</meta:generator>
    <dc:date>2017-05-24T18:11:20.68</dc:date>
    <meta:document-statistic meta:table-count="1" meta:image-count="0" meta:object-count="0" meta:page-count="3" meta:paragraph-count="100" meta:word-count="637" meta:character-count="5677"/>
  </office:meta>
</office:document-meta>
</file>